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8" draw:id="id8" draw:layer="layout" svg:width="2.559cm" svg:height="0.693cm" svg:x="3.0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3.2cm" svg:height="0.9cm" svg:x="2.725cm" svg:y="5.6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3.823cm" svg:height="0.7cm" svg:x="2.414cm" svg:y="7.2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4.325cm" svg:y1="6.508cm" svg:x2="4.325cm" svg:y2="7.243cm" draw:start-shape="id1" draw:start-glue-point="6" draw:end-shape="id2" svg:d="m4325 6508v735">
          <text:p text:style-name="P1"><text:span text:style-name="T1">No</text:span></text:p>
        </draw:connector>
        <draw:connector draw:style-name="gr2" draw:text-style-name="P2" draw:layer="layout" svg:x1="2.414cm" svg:y1="7.593cm" svg:x2="2.475cm" svg:y2="8.958cm" draw:start-shape="id2" draw:start-glue-point="5" draw:end-shape="id3" svg:d="m2414 7593h-502v1365h563">
          <text:p text:style-name="P1"><text:span text:style-name="T1">Yes</text:span></text:p>
          <text:p text:style-name="P1"><text:span text:style-name="T1"/></text:p>
        </draw:connector>
        <draw:connector draw:style-name="gr3" draw:text-style-name="P2" draw:layer="layout" svg:x1="6.237cm" svg:y1="7.593cm" svg:x2="7.517cm" svg:y2="9.453cm" draw:start-shape="id2" draw:start-glue-point="7" draw:end-shape="id4" draw:end-glue-point="5" svg:d="m6237 7593h640v1860h640">
          <text:p/>
        </draw:connector>
        <draw:custom-shape draw:style-name="gr1" draw:text-style-name="P2" xml:id="id7" draw:id="id7" draw:layer="layout" svg:width="1.8cm" svg:height="0.4cm" svg:x="7.221cm" svg:y="12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3.4cm" svg:height="1cm" svg:x="7.015cm" svg:y="7.0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5.925cm" svg:y1="6.058cm" svg:x2="8.715cm" svg:y2="7.008cm" draw:start-shape="id1" draw:start-glue-point="7" draw:end-shape="id5" draw:end-glue-point="4" svg:d="m5925 6058h2790v950">
          <text:p text:style-name="P1"><text:span text:style-name="T1">Yes</text:span></text:p>
        </draw:connector>
        <draw:custom-shape draw:style-name="gr1" draw:text-style-name="P2" xml:id="id3" draw:id="id3" draw:layer="layout" svg:width="3.7cm" svg:height="0.7cm" svg:x="2.475cm" svg:y="8.6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4.1cm" svg:height="0.689cm" svg:x="7.517cm" svg:y="9.1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8.715cm" svg:y1="8.008cm" svg:x2="6.175cm" svg:y2="8.958cm" draw:start-shape="id5" draw:start-glue-point="6" draw:end-shape="id3" svg:d="m8715 8008v950h-2540">
          <text:p/>
        </draw:connector>
        <draw:connector draw:style-name="gr2" draw:text-style-name="P2" draw:layer="layout" svg:x1="10.415cm" svg:y1="7.508cm" svg:x2="11.617cm" svg:y2="9.452cm" draw:start-shape="id5" draw:start-glue-point="7" draw:end-shape="id4" svg:d="m10415 7508h1704v1944h-502">
          <text:p text:style-name="P1"><text:span text:style-name="T1">No</text:span></text:p>
        </draw:connector>
        <draw:custom-shape draw:style-name="gr1" draw:text-style-name="P2" xml:id="id10" draw:id="id10" draw:layer="layout" svg:width="5.1cm" svg:height="1cm" svg:x="1.775cm" svg:y="9.9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325cm" svg:y1="9.308cm" svg:x2="4.318cm" svg:y2="9.908cm" draw:start-shape="id3" draw:start-glue-point="6" svg:d="m4325 9308-7 600">
          <text:p/>
        </draw:connector>
        <draw:custom-shape draw:style-name="gr1" draw:text-style-name="P2" xml:id="id6" draw:id="id6" draw:layer="layout" svg:width="5.1cm" svg:height="1cm" svg:x="7.015cm" svg:y="10.4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9.567cm" svg:y1="9.797cm" svg:x2="9.565cm" svg:y2="10.414cm" draw:start-shape="id4" draw:start-glue-point="6" draw:end-shape="id6" draw:end-glue-point="4" svg:d="m9567 9797-2 617">
          <text:p/>
        </draw:connector>
        <draw:frame draw:style-name="gr4" draw:text-style-name="P3" draw:layer="layout" svg:width="0.773cm" svg:height="0.493cm" svg:x="6.127cm" svg:y="7.007cm">
          <draw:text-box>
            <text:p><text:span text:style-name="T1">No</text:span></text:p>
          </draw:text-box>
        </draw:frame>
        <draw:frame draw:style-name="gr4" draw:text-style-name="P3" draw:layer="layout" svg:width="0.845cm" svg:height="0.493cm" svg:x="8.07cm" svg:y="8.108cm">
          <draw:text-box>
            <text:p><text:span text:style-name="T1">Yes</text:span></text:p>
          </draw:text-box>
        </draw:frame>
        <draw:connector draw:style-name="gr3" draw:text-style-name="P1" draw:layer="layout" draw:line-skew="-0.258cm" svg:x1="9.565cm" svg:y1="11.414cm" svg:x2="8.121cm" svg:y2="12.5cm" draw:start-shape="id6" draw:start-glue-point="6" draw:end-shape="id7" draw:end-glue-point="4" svg:d="m9565 11414v286h-1444v800">
          <text:p/>
        </draw:connector>
        <draw:connector draw:style-name="gr3" draw:text-style-name="P1" draw:layer="layout" draw:type="line" svg:x1="4.326cm" svg:y1="1.7cm" svg:x2="4.326cm" svg:y2="2.3cm" draw:start-shape="id8" draw:start-glue-point="6" draw:end-shape="id9" draw:end-glue-point="4" svg:d="m4326 1700v600">
          <text:p/>
        </draw:connector>
        <draw:connector draw:style-name="gr3" draw:text-style-name="P1" draw:layer="layout" svg:x1="4.325cm" svg:y1="10.908cm" svg:x2="8.121cm" svg:y2="12.5cm" draw:start-shape="id10" draw:start-glue-point="6" draw:end-shape="id7" draw:end-glue-point="4" svg:d="m4325 10908v797h3796v795">
          <text:p/>
        </draw:connector>
        <draw:frame draw:style-name="gr4" draw:layer="layout" svg:width="4.037cm" svg:height="0.963cm" svg:x="14.863cm" svg:y="0.937cm">
          <draw:text-box>
            <text:p>TradeReport</text:p>
          </draw:text-box>
        </draw:frame>
        <draw:custom-shape draw:style-name="gr1" draw:text-style-name="P2" xml:id="id9" draw:id="id9" draw:layer="layout" svg:width="4.251cm" svg:height="1cm" svg:x="2.2cm" svg:y="2.3cm">
          <text:p text:style-name="P1"><text:span text:style-name="T1">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4.35cm" svg:y1="4.9cm" svg:x2="4.325cm" svg:y2="5.608cm" draw:start-shape="id11" draw:start-glue-point="6" draw:end-shape="id1" draw:end-glue-point="4" svg:d="m4350 4900-25 708">
          <text:p/>
        </draw:connector>
        <draw:frame draw:style-name="gr4" draw:text-style-name="P3" draw:layer="layout" svg:width="0.845cm" svg:height="0.493cm" svg:x="3.227cm" svg:y="3.207cm">
          <draw:text-box>
            <text:p><text:span text:style-name="T1">Yes</text:span></text:p>
          </draw:text-box>
        </draw:frame>
        <draw:custom-shape draw:style-name="gr1" draw:text-style-name="P2" xml:id="id12" draw:id="id12" draw:layer="layout" svg:width="3.4cm" svg:height="0.7cm" svg:x="8.3cm" svg:y="2.4cm">
          <text:p text:style-name="P1"><text:span text:style-name="T1">Throw new TradeReportExcep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6.451cm" svg:y1="2.8cm" svg:x2="8.3cm" svg:y2="2.75cm" draw:start-shape="id9" draw:start-glue-point="7" draw:end-shape="id12" svg:d="m6451 2800 1849-50">
          <text:p/>
        </draw:connector>
        <draw:frame draw:style-name="gr4" draw:text-style-name="P3" draw:layer="layout" svg:width="0.773cm" svg:height="0.493cm" svg:x="6.355cm" svg:y="2.107cm">
          <draw:text-box>
            <text:p><text:span text:style-name="T1">No</text:span></text:p>
          </draw:text-box>
        </draw:frame>
        <draw:connector draw:style-name="gr3" draw:text-style-name="P2" draw:layer="layout" svg:x1="11.7cm" svg:y1="2.75cm" svg:x2="9.021cm" svg:y2="12.7cm" draw:start-shape="id12" draw:start-glue-point="7" draw:end-shape="id7" draw:end-glue-point="7" svg:d="m11700 2750h502v9950h-3181">
          <text:p/>
        </draw:connector>
        <draw:custom-shape draw:style-name="gr1" draw:text-style-name="P2" xml:id="id20" draw:id="id20" draw:layer="layout" svg:width="2.9cm" svg:height="0.6cm" svg:x="6.4cm" svg:y="14.2cm">
          <text:p text:style-name="P1"><text:span text:style-name="T1">Start</text:span></text:p>
          <text:p text:style-name="P1"><text:span text:style-name="T1">canAppendTo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3" draw:id="id13" draw:layer="layout" svg:width="3.5cm" svg:height="1cm" svg:x="6.1cm" svg:y="17.2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4" draw:id="id14" draw:layer="layout" svg:width="3.4cm" svg:height="1cm" svg:x="2.7cm" svg:y="18.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5" draw:id="id15" draw:layer="layout" svg:width="3.4cm" svg:height="1cm" svg:x="10.6cm" svg:y="18.3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6.1cm" svg:y1="17.7cm" svg:x2="4.4cm" svg:y2="18.3cm" draw:start-shape="id13" draw:start-glue-point="5" draw:end-shape="id14" draw:end-glue-point="4" svg:d="m6100 17700h-1700v600">
          <text:p/>
        </draw:connector>
        <draw:connector draw:style-name="gr3" draw:text-style-name="P2" draw:layer="layout" svg:x1="9.6cm" svg:y1="17.7cm" svg:x2="12.3cm" svg:y2="18.3cm" draw:start-shape="id13" draw:start-glue-point="7" draw:end-shape="id15" draw:end-glue-point="4" svg:d="m9600 17700h2700v600">
          <text:p/>
        </draw:connector>
        <draw:custom-shape draw:style-name="gr1" draw:text-style-name="P2" xml:id="id17" draw:id="id17" draw:layer="layout" svg:width="2.4cm" svg:height="0.7cm" svg:x="8cm" svg:y="22cm">
          <text:p text:style-name="P1"><text:span text:style-name="T1">Valid 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7cm" svg:y1="18.8cm" svg:x2="4.7cm" svg:y2="20.7cm" draw:start-shape="id14" draw:start-glue-point="5" draw:end-shape="id16" draw:end-glue-point="4" svg:d="m2700 18800h-501v1201h2501v699">
          <text:p text:style-name="P1"><text:span text:style-name="T1">Yes</text:span></text:p>
        </draw:connector>
        <draw:connector draw:style-name="gr3" draw:text-style-name="P2" draw:layer="layout" svg:x1="14cm" svg:y1="18.8cm" svg:x2="4.7cm" svg:y2="20.7cm" draw:start-shape="id15" draw:start-glue-point="7" draw:end-shape="id16" draw:end-glue-point="4" svg:d="m14000 18800h502v1201h-9802v699">
          <text:p/>
        </draw:connector>
        <draw:custom-shape draw:style-name="gr1" draw:text-style-name="P2" xml:id="id18" draw:id="id18" draw:layer="layout" svg:width="3.2cm" svg:height="0.9cm" svg:x="6.6cm" svg:y="23.5cm">
          <text:p text:style-name="P1"><text:span text:style-name="T1">return Valid</text:span></text:p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10.4cm" svg:y1="22.35cm" svg:x2="9.8cm" svg:y2="23.95cm" draw:start-shape="id17" draw:start-glue-point="7" draw:end-shape="id18" draw:end-glue-point="7" svg:d="m10400 22350h502v1600h-1102">
          <text:p/>
        </draw:connector>
        <draw:frame draw:style-name="gr4" draw:text-style-name="P3" draw:layer="layout" svg:width="0.845cm" svg:height="0.493cm" svg:x="5.4cm" svg:y="16.907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9.5cm" svg:y="16.907cm">
          <draw:text-box>
            <text:p><text:span text:style-name="T1">No</text:span></text:p>
          </draw:text-box>
        </draw:frame>
        <draw:custom-shape draw:style-name="gr1" draw:text-style-name="P2" xml:id="id16" draw:id="id16" draw:layer="layout" svg:width="4.4cm" svg:height="1.4cm" svg:x="2.5cm" svg:y="20.7cm">
          <text:p text:style-name="P1"><text:span text:style-name="T1">Trade.getQty &gt; getUncovered</text:span><text:span text:style-name="T1">Qty(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svg:x1="6.9cm" svg:y1="21.4cm" svg:x2="8cm" svg:y2="22.35cm" draw:start-shape="id16" draw:start-glue-point="7" draw:end-shape="id17" draw:end-glue-point="5" svg:d="m6900 21400h551v950h549">
          <text:p text:style-name="P1"><text:span text:style-name="T1">No</text:span></text:p>
        </draw:connector>
        <draw:custom-shape draw:style-name="gr1" draw:text-style-name="P2" xml:id="id19" draw:id="id19" draw:layer="layout" svg:width="3cm" svg:height="0.9cm" svg:x="2.7cm" svg:y="22.7cm">
          <text:p text:style-name="P1"><text:span text:style-name="T1">Valid =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2.5cm" svg:y1="21.4cm" svg:x2="2.7cm" svg:y2="23.15cm" draw:start-shape="id16" draw:start-glue-point="5" draw:end-shape="id19" draw:end-glue-point="5" svg:d="m2500 21400h-501v1750h701">
          <text:p text:style-name="P1"><text:span text:style-name="T1">Yes</text:span></text:p>
        </draw:connector>
        <draw:connector draw:style-name="gr3" draw:text-style-name="P2" draw:layer="layout" svg:x1="4.2cm" svg:y1="23.6cm" svg:x2="6.6cm" svg:y2="23.95cm" draw:start-shape="id19" draw:start-glue-point="6" draw:end-shape="id18" draw:end-glue-point="5" svg:d="m4200 23600v350h2400">
          <text:p/>
        </draw:connector>
        <draw:connector draw:style-name="gr3" draw:text-style-name="P2" draw:layer="layout" svg:x1="6.1cm" svg:y1="18.8cm" svg:x2="9.2cm" svg:y2="22cm" draw:start-shape="id14" draw:start-glue-point="7" draw:end-shape="id17" draw:end-glue-point="4" svg:d="m6100 18800h3100v3200">
          <text:p/>
        </draw:connector>
        <draw:connector draw:style-name="gr3" draw:text-style-name="P2" draw:layer="layout" svg:x1="10.6cm" svg:y1="18.8cm" svg:x2="9.2cm" svg:y2="22cm" draw:start-shape="id15" draw:start-glue-point="5" draw:end-shape="id17" draw:end-glue-point="4" svg:d="m10600 18800h-1400v3200">
          <text:p/>
        </draw:connector>
        <draw:frame draw:style-name="gr4" draw:text-style-name="P3" draw:layer="layout" svg:width="0.845cm" svg:height="0.493cm" svg:x="14.7cm" svg:y="18.5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6.027cm" svg:y="18.3cm">
          <draw:text-box>
            <text:p><text:span text:style-name="T1">No</text:span></text:p>
          </draw:text-box>
        </draw:frame>
        <draw:frame draw:style-name="gr4" draw:text-style-name="P3" draw:layer="layout" svg:width="0.773cm" svg:height="0.493cm" svg:x="9.927cm" svg:y="18.207cm">
          <draw:text-box>
            <text:p><text:span text:style-name="T1">No</text:span></text:p>
          </draw:text-box>
        </draw:frame>
        <draw:connector draw:style-name="gr3" draw:text-style-name="P2" draw:layer="layout" draw:type="line" svg:x1="7.85cm" svg:y1="14.8cm" svg:x2="7.856cm" svg:y2="15.382cm" draw:start-shape="id20" draw:start-glue-point="6" svg:d="m7850 14800 6 582">
          <text:p/>
        </draw:connector>
        <draw:custom-shape draw:style-name="gr1" draw:text-style-name="P2" xml:id="id21" draw:id="id21" draw:layer="layout" svg:width="5.1cm" svg:height="1cm" svg:x="5.3cm" svg:y="15.4cm">
          <text:p text:style-name="P1"><text:span text:style-name="T1">Trade.getSecurityDescriptor() == desc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line-skew="-0.199cm" svg:x1="5.3cm" svg:y1="15.9cm" svg:x2="2.7cm" svg:y2="23.15cm" draw:start-shape="id21" draw:start-glue-point="5" draw:end-shape="id19" draw:end-glue-point="5" svg:d="m5300 15900h-3300v7250h700">
          <text:p/>
        </draw:connector>
        <draw:connector draw:style-name="gr3" draw:text-style-name="P1" draw:layer="layout" draw:type="line" svg:x1="7.85cm" svg:y1="16.4cm" svg:x2="7.85cm" svg:y2="17.2cm" draw:start-shape="id21" draw:start-glue-point="6" draw:end-shape="id13" draw:end-glue-point="4" svg:d="m7850 16400v800">
          <text:p/>
        </draw:connector>
        <draw:frame draw:style-name="gr4" draw:text-style-name="P3" draw:layer="layout" svg:width="0.773cm" svg:height="0.493cm" svg:x="4.327cm" svg:y="15.307cm">
          <draw:text-box>
            <text:p><text:span text:style-name="T1">No</text:span></text:p>
          </draw:text-box>
        </draw:frame>
        <draw:frame draw:style-name="gr4" draw:text-style-name="P3" draw:layer="layout" svg:width="0.845cm" svg:height="0.493cm" svg:x="8.2cm" svg:y="16.507cm">
          <draw:text-box>
            <text:p><text:span text:style-name="T1">Yes</text:span></text:p>
          </draw:text-box>
        </draw:frame>
        <draw:custom-shape draw:style-name="gr1" draw:text-style-name="P2" xml:id="id11" draw:id="id11" draw:layer="layout" svg:width="4.5cm" svg:height="1cm" svg:x="2.1cm" svg:y="3.9cm">
          <text:p text:style-name="P2">Trade.getSecurity != securit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326cm" svg:y1="3.3cm" svg:x2="4.35cm" svg:y2="3.9cm" draw:start-shape="id9" draw:start-glue-point="6" draw:end-shape="id11" draw:end-glue-point="4" svg:d="m4326 3300 24 600">
          <text:p/>
        </draw:connector>
        <draw:connector draw:style-name="gr3" draw:text-style-name="P1" draw:layer="layout" svg:x1="6.6cm" svg:y1="4.4cm" svg:x2="8.3cm" svg:y2="2.75cm" draw:start-shape="id11" draw:start-glue-point="7" draw:end-shape="id12" svg:d="m6600 4400h851v-1650h849">
          <text:p/>
        </draw:connector>
        <draw:frame draw:style-name="gr4" draw:text-style-name="P3" draw:layer="layout" svg:width="0.845cm" svg:height="0.493cm" svg:x="6.4cm" svg:y="3.707cm">
          <draw:text-box>
            <text:p text:style-name="P3">Yes</text:p>
          </draw:text-box>
        </draw:frame>
        <draw:frame draw:style-name="gr4" draw:text-style-name="P3" draw:layer="layout" svg:width="0.773cm" svg:height="0.493cm" svg:x="3.5cm" svg:y="5.1cm">
          <draw:text-box>
            <text:p text:style-name="P3">No</text:p>
          </draw:text-box>
        </draw:frame>
      </draw:page>
      <draw:page draw:name="page2" draw:style-name="dp1" draw:master-page-name="Обычный">
        <draw:custom-shape draw:style-name="gr1" draw:text-style-name="P2" xml:id="id22" draw:id="id22" draw:layer="layout" svg:width="2.7cm" svg:height="0.9cm" svg:x="4.35cm" svg:y="1.2cm">
          <text:p text:style-name="P1"><text:span text:style-name="T1">Start</text:span></text:p>
          <text:p text:style-name="P1"><text:span text:style-name="T1">closeTradeReport(repor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3" draw:id="id23" draw:layer="layout" svg:width="4.1cm" svg:height="0.6cm" svg:x="3.65cm" svg:y="2.6cm">
          <text:p text:style-name="P1"><text:span text:style-name="T1">Trades.remove(report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4.2cm" svg:height="0.5cm" svg:x="3.6cm" svg:y="3.7cm">
          <text:p text:style-name="P1"><text:span text:style-name="T1">fireTradeReportClos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5" draw:id="id25" draw:layer="layout" svg:width="2.6cm" svg:height="0.7cm" svg:x="4.4cm" svg:y="4.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5.7cm" svg:y1="2.1cm" svg:x2="5.7cm" svg:y2="2.6cm" draw:start-shape="id22" draw:start-glue-point="6" draw:end-shape="id23" draw:end-glue-point="4" svg:d="m5700 2100v500">
          <text:p/>
        </draw:connector>
        <draw:connector draw:style-name="gr3" draw:text-style-name="P2" draw:layer="layout" draw:type="line" svg:x1="5.7cm" svg:y1="3.2cm" svg:x2="5.7cm" svg:y2="3.7cm" draw:start-shape="id23" draw:start-glue-point="6" draw:end-shape="id24" draw:end-glue-point="4" svg:d="m5700 3200v500">
          <text:p/>
        </draw:connector>
        <draw:connector draw:style-name="gr3" draw:text-style-name="P2" draw:layer="layout" draw:type="line" svg:x1="5.7cm" svg:y1="4.2cm" svg:x2="5.7cm" svg:y2="4.9cm" draw:start-shape="id24" draw:start-glue-point="6" draw:end-shape="id25" draw:end-glue-point="4" svg:d="m5700 4200v700">
          <text:p/>
        </draw:connector>
        <draw:frame draw:style-name="gr4" draw:text-style-name="P4" draw:layer="layout" svg:width="4.181cm" svg:height="0.963cm" svg:x="15.4cm" svg:y="1.037cm">
          <draw:text-box>
            <text:p><text:span text:style-name="T2">ActiveTrades</text:span></text:p>
          </draw:text-box>
        </draw:frame>
        <draw:custom-shape draw:style-name="gr1" draw:text-style-name="P2" xml:id="id28" draw:id="id28" draw:layer="layout" svg:width="2.1cm" svg:height="0.6cm" svg:x="7.55cm" svg:y="7.4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6" draw:id="id26" draw:layer="layout" svg:width="4cm" svg:height="1.6cm" svg:x="6.6cm" svg:y="10.126cm">
          <text:p text:style-name="P1"><text:span text:style-name="T1">report == nu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3" draw:layer="layout" svg:width="0.845cm" svg:height="0.493cm" svg:x="5.8cm" svg:y="10.307cm">
          <draw:text-box>
            <text:p><text:span text:style-name="T1">Yes</text:span></text:p>
          </draw:text-box>
        </draw:frame>
        <draw:frame draw:style-name="gr4" draw:text-style-name="P3" draw:layer="layout" svg:width="0.773cm" svg:height="0.493cm" svg:x="8.806cm" svg:y="11.681cm">
          <draw:text-box>
            <text:p><text:span text:style-name="T1">No</text:span></text:p>
          </draw:text-box>
        </draw:frame>
        <draw:connector draw:style-name="gr3" draw:text-style-name="P1" draw:layer="layout" svg:x1="6.6cm" svg:y1="10.926cm" svg:x2="3.65cm" svg:y2="11.7cm" draw:start-shape="id26" draw:start-glue-point="5" draw:end-shape="id27" draw:end-glue-point="0" svg:d="m6600 10926h-2950v774">
          <text:p/>
        </draw:connector>
        <draw:connector draw:style-name="gr3" draw:text-style-name="P1" draw:layer="layout" draw:type="line" svg:x1="8.6cm" svg:y1="8cm" svg:x2="8.601cm" svg:y2="8.7cm" draw:start-shape="id28" draw:start-glue-point="6" draw:end-shape="id29" draw:end-glue-point="4" svg:d="m8600 8000 1 700">
          <text:p/>
        </draw:connector>
        <draw:custom-shape draw:style-name="gr1" draw:text-style-name="P2" xml:id="id30" draw:id="id30" draw:layer="layout" svg:width="4.4cm" svg:height="1.2cm" svg:x="6.4cm" svg:y="12.2cm">
          <text:p text:style-name="P1"><text:span text:style-name="T1">report.canAppendToReport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.6cm" svg:y1="11.726cm" svg:x2="8.6cm" svg:y2="12.2cm" draw:start-shape="id26" draw:start-glue-point="6" draw:end-shape="id30" draw:end-glue-point="4" svg:d="m8600 11726v474">
          <text:p/>
        </draw:connector>
        <draw:connector draw:style-name="gr3" draw:text-style-name="P1" draw:layer="layout" svg:x1="3.65cm" svg:y1="12.6cm" svg:x2="7cm" svg:y2="20.55cm" draw:start-shape="id27" draw:start-glue-point="2" draw:end-shape="id31" draw:end-glue-point="5" svg:d="m3650 12600v7950h3350">
          <text:p/>
        </draw:connector>
        <draw:frame draw:style-name="gr4" draw:text-style-name="P3" draw:layer="layout" svg:width="0.845cm" svg:height="0.493cm" svg:x="5.5cm" svg:y="12.6cm">
          <draw:text-box>
            <text:p><text:span text:style-name="T1">Yes</text:span></text:p>
          </draw:text-box>
        </draw:frame>
        <draw:custom-shape draw:style-name="gr1" draw:text-style-name="P2" xml:id="id32" draw:id="id32" draw:layer="layout" svg:width="7.2cm" svg:height="2.717cm" svg:x="11.812cm" svg:y="13.463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0.8cm" svg:y1="12.8cm" svg:x2="15.412cm" svg:y2="13.463cm" draw:start-shape="id30" draw:start-glue-point="7" draw:end-shape="id32" draw:end-glue-point="4" svg:d="m10800 12800h4612v663">
          <text:p/>
        </draw:connector>
        <draw:connector draw:style-name="gr3" draw:text-style-name="P2" draw:layer="layout" draw:type="line" svg:x1="15.412cm" svg:y1="17.558cm" svg:x2="15.412cm" svg:y2="18.1cm" draw:start-shape="id33" draw:start-glue-point="2" draw:end-shape="id34" draw:end-glue-point="0" svg:d="m15412 17558v542">
          <text:p/>
        </draw:connector>
        <draw:custom-shape draw:style-name="gr1" draw:text-style-name="P2" xml:id="id31" draw:id="id31" draw:layer="layout" svg:width="3cm" svg:height="0.7cm" svg:x="7cm" svg:y="20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0.773cm" svg:height="0.493cm" svg:x="10.6cm" svg:y="12.507cm">
          <draw:text-box>
            <text:p><text:span text:style-name="T1">No</text:span></text:p>
          </draw:text-box>
        </draw:frame>
        <draw:connector draw:style-name="gr3" draw:text-style-name="P1" draw:layer="layout" svg:x1="8.6cm" svg:y1="13.4cm" svg:x2="8.6cm" svg:y2="14.1cm" draw:start-shape="id30" draw:start-glue-point="6" draw:end-shape="id35" draw:end-glue-point="0" svg:d="m8600 13400v700">
          <text:p/>
        </draw:connector>
        <draw:custom-shape draw:style-name="gr1" draw:text-style-name="P2" xml:id="id36" draw:id="id36" draw:layer="layout" svg:width="4.6cm" svg:height="0.9cm" svg:x="13.112cm" svg:y="19.4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15.412cm" svg:y1="18.9cm" svg:x2="15.412cm" svg:y2="19.4cm" draw:start-shape="id34" draw:start-glue-point="2" draw:end-shape="id36" draw:end-glue-point="0" svg:d="m15412 18900v500">
          <text:p/>
        </draw:connector>
        <draw:custom-shape draw:style-name="gr1" draw:text-style-name="P2" xml:id="id37" draw:id="id37" draw:layer="layout" svg:width="3.3cm" svg:height="1.1cm" svg:x="6.95cm" svg:y="15.6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8" draw:id="id38" draw:layer="layout" svg:width="3.4cm" svg:height="0.7cm" svg:x="9cm" svg:y="17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412cm" svg:y1="20.3cm" svg:x2="10cm" svg:y2="20.55cm" draw:start-shape="id36" draw:start-glue-point="2" draw:end-shape="id31" draw:end-glue-point="7" svg:d="m15412 20300v502h-3855v-252h-1557">
          <text:p/>
        </draw:connector>
        <draw:connector draw:style-name="gr3" draw:text-style-name="P1" draw:layer="layout" svg:x1="10.25cm" svg:y1="16.15cm" svg:x2="10.7cm" svg:y2="17cm" draw:start-shape="id37" draw:start-glue-point="7" draw:end-shape="id38" draw:end-glue-point="4" svg:d="m10250 16150h450v850">
          <text:p/>
        </draw:connector>
        <draw:connector draw:style-name="gr3" draw:text-style-name="P1" draw:layer="layout" svg:x1="6.95cm" svg:y1="16.15cm" svg:x2="6.55cm" svg:y2="17cm" draw:start-shape="id37" draw:start-glue-point="5" draw:end-shape="id39" draw:end-glue-point="0" svg:d="m6950 16150h-400v850">
          <text:p/>
        </draw:connector>
        <draw:connector draw:style-name="gr3" draw:text-style-name="P1" draw:layer="layout" draw:line-skew="-0.051cm" svg:x1="6.55cm" svg:y1="17.9cm" svg:x2="8.5cm" svg:y2="20.2cm" draw:start-shape="id39" draw:start-glue-point="2" draw:end-shape="id31" draw:end-glue-point="4" svg:d="m6550 17900v1100h1950v1200">
          <text:p/>
        </draw:connector>
        <draw:connector draw:style-name="gr3" draw:text-style-name="P1" draw:layer="layout" draw:line-skew="0.049cm" svg:x1="10.7cm" svg:y1="17.7cm" svg:x2="8.5cm" svg:y2="20.2cm" draw:start-shape="id38" draw:start-glue-point="6" draw:end-shape="id31" svg:d="m10700 17700v1300h-2200v1200">
          <text:p/>
        </draw:connector>
        <draw:connector draw:style-name="gr3" draw:text-style-name="P1" draw:layer="layout" svg:x1="8.601cm" svg:y1="9.3cm" svg:x2="8.6cm" svg:y2="10.126cm" draw:start-shape="id29" draw:start-glue-point="6" draw:end-shape="id26" draw:end-glue-point="4" svg:d="m8601 9300v414h-1v412">
          <text:p/>
        </draw:connector>
        <draw:custom-shape draw:style-name="gr1" draw:text-style-name="P2" xml:id="id27" draw:id="id27" draw:layer="layout" svg:width="4.1cm" svg:height="0.9cm" svg:x="1.6cm" svg:y="11.7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3" draw:id="id33" draw:layer="layout" svg:width="3.8cm" svg:height="0.8cm" svg:x="13.512cm" svg:y="16.7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5" draw:id="id35" draw:layer="layout" svg:width="4.2cm" svg:height="0.8cm" svg:x="6.5cm" svg:y="14.1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4" draw:id="id34" draw:layer="layout" svg:width="4.2cm" svg:height="0.8cm" svg:x="13.312cm" svg:y="18.1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9" draw:id="id39" draw:layer="layout" svg:width="3.9cm" svg:height="0.9cm" svg:x="4.6cm" svg:y="17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40" draw:id="id40" draw:layer="layout" svg:width="3.2cm" svg:height="0.8cm" svg:x="13cm" svg:y="2cm">
          <text:p text:style-name="P2">Start</text:p>
          <text:p text:style-name="P2">openTradeReport(Trade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41" draw:id="id41" draw:layer="layout" svg:width="4.2cm" svg:height="0.8cm" svg:x="12.5cm" svg:y="3.5cm">
          <text:p text:style-name="P2">Trade.getDirection() == BU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2" draw:id="id42" draw:layer="layout" svg:width="2.8cm" svg:height="0.7cm" svg:x="10.9cm" svg:y="4.55cm">
          <text:p text:style-name="P2">type = LO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3" draw:id="id43" draw:layer="layout" svg:width="2.8cm" svg:height="0.7cm" svg:x="15.7cm" svg:y="4.55cm">
          <text:p text:style-name="P2">type = SH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4" draw:id="id44" draw:layer="layout" svg:width="6.3cm" svg:height="0.9cm" svg:x="11.4cm" svg:y="6cm">
          <text:p text:style-name="P2">report = new TradeReport(type, Trade.getSecurityDescriptor(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8" draw:id="id48" draw:layer="layout" svg:width="3cm" svg:height="0.8cm" svg:x="13.05cm" svg:y="10.6cm">
          <text:p text:style-name="P2">return report</text:p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4.6cm" svg:y1="2.8cm" svg:x2="14.6cm" svg:y2="3.5cm" draw:start-shape="id40" draw:start-glue-point="6" draw:end-shape="id41" draw:end-glue-point="4" svg:d="m14600 2800v700">
          <text:p/>
        </draw:connector>
        <draw:connector draw:style-name="gr3" draw:text-style-name="P1" draw:layer="layout" svg:x1="12.5cm" svg:y1="3.9cm" svg:x2="12.3cm" svg:y2="4.55cm" draw:start-shape="id41" draw:start-glue-point="5" draw:end-shape="id42" draw:end-glue-point="4" svg:d="m12500 3900h-200v650">
          <text:p/>
        </draw:connector>
        <draw:connector draw:style-name="gr3" draw:text-style-name="P1" draw:layer="layout" svg:x1="16.7cm" svg:y1="3.9cm" svg:x2="17.1cm" svg:y2="4.55cm" draw:start-shape="id41" draw:start-glue-point="7" draw:end-shape="id43" draw:end-glue-point="4" svg:d="m16700 3900h400v650">
          <text:p/>
        </draw:connector>
        <draw:connector draw:style-name="gr3" draw:text-style-name="P1" draw:layer="layout" draw:line-skew="-0.126cm" svg:x1="12.3cm" svg:y1="5.25cm" svg:x2="14.55cm" svg:y2="6cm" draw:start-shape="id42" draw:start-glue-point="6" draw:end-shape="id44" draw:end-glue-point="4" svg:d="m12300 5250v250h2250v500">
          <text:p/>
        </draw:connector>
        <draw:connector draw:style-name="gr3" draw:text-style-name="P1" draw:layer="layout" draw:line-skew="-0.126cm" svg:x1="17.1cm" svg:y1="5.25cm" svg:x2="14.55cm" svg:y2="6cm" draw:start-shape="id43" draw:start-glue-point="6" draw:end-shape="id44" draw:end-glue-point="4" svg:d="m17100 5250v250h-2550v500">
          <text:p/>
        </draw:connector>
        <draw:frame draw:style-name="gr4" draw:text-style-name="P3" draw:layer="layout" svg:width="0.845cm" svg:height="0.493cm" svg:x="11.8cm" svg:y="3.4cm">
          <draw:text-box>
            <text:p text:style-name="P3">Yes</text:p>
          </draw:text-box>
        </draw:frame>
        <draw:frame draw:style-name="gr4" draw:text-style-name="P3" draw:layer="layout" svg:width="0.773cm" svg:height="0.493cm" svg:x="16.7cm" svg:y="3.4cm">
          <draw:text-box>
            <text:p text:style-name="P3">No</text:p>
          </draw:text-box>
        </draw:frame>
        <draw:custom-shape draw:style-name="gr1" draw:text-style-name="P2" xml:id="id45" draw:id="id45" draw:layer="layout" svg:width="4.1cm" svg:height="0.6cm" svg:x="12.5cm" svg:y="7.4cm">
          <text:p text:style-name="P2">trades.put(report.getSecurity(), repor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7" draw:id="id47" draw:layer="layout" svg:width="3.4cm" svg:height="0.6cm" svg:x="12.85cm" svg:y="9.494cm">
          <text:p text:style-name="P2">fireTradeReportOpened(repor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55cm" svg:y1="6.9cm" svg:x2="14.55cm" svg:y2="7.4cm" draw:start-shape="id44" draw:start-glue-point="6" draw:end-shape="id45" draw:end-glue-point="4" svg:d="m14550 6900v500">
          <text:p/>
        </draw:connector>
        <draw:connector draw:style-name="gr3" draw:text-style-name="P1" draw:layer="layout" draw:type="line" svg:x1="14.55cm" svg:y1="8cm" svg:x2="14.55cm" svg:y2="8.563cm" draw:start-shape="id45" draw:start-glue-point="6" draw:end-shape="id46" draw:end-glue-point="4" svg:d="m14550 8000v563">
          <text:p/>
        </draw:connector>
        <draw:custom-shape draw:style-name="gr1" draw:text-style-name="P2" xml:id="id29" draw:id="id29" draw:layer="layout" svg:width="2.881cm" svg:height="0.6cm" svg:x="7.16cm" svg:y="8.7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4.55cm" svg:y1="10.094cm" svg:x2="14.55cm" svg:y2="10.6cm" draw:start-shape="id47" draw:start-glue-point="6" draw:end-shape="id48" draw:end-glue-point="4" svg:d="m14550 10094v506">
          <text:p/>
        </draw:connector>
        <draw:frame draw:style-name="gr4" draw:text-style-name="P3" draw:layer="layout" svg:width="0.845cm" svg:height="0.493cm" svg:x="10.355cm" svg:y="15.5cm">
          <draw:text-box>
            <text:p text:style-name="P3">Yes</text:p>
          </draw:text-box>
        </draw:frame>
        <draw:frame draw:style-name="gr4" draw:text-style-name="P3" draw:layer="layout" svg:width="0.773cm" svg:height="0.493cm" svg:x="6.127cm" svg:y="15.5cm">
          <draw:text-box>
            <text:p text:style-name="P3">No</text:p>
          </draw:text-box>
        </draw:frame>
        <draw:connector draw:style-name="gr3" draw:text-style-name="P2" draw:layer="layout" draw:type="line" svg:x1="15.412cm" svg:y1="16.18cm" svg:x2="15.412cm" svg:y2="16.758cm" draw:start-shape="id32" draw:start-glue-point="6" draw:end-shape="id33" draw:end-glue-point="0" svg:d="m15412 16180v578">
          <text:p/>
        </draw:connector>
        <draw:connector draw:style-name="gr3" draw:text-style-name="P2" draw:layer="layout" draw:type="line" svg:x1="8.6cm" svg:y1="14.9cm" svg:x2="8.6cm" svg:y2="15.6cm" draw:start-shape="id35" draw:start-glue-point="2" draw:end-shape="id37" draw:end-glue-point="4" svg:d="m8600 14900v700">
          <text:p/>
        </draw:connector>
        <draw:custom-shape draw:style-name="gr1" draw:text-style-name="P2" xml:id="id46" draw:id="id46" draw:layer="layout" svg:width="2.9cm" svg:height="0.5cm" svg:x="13.1cm" svg:y="8.563cm">
          <text:p text:style-name="P2">report.addTrade(Trad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4.55cm" svg:y1="9.063cm" svg:x2="14.55cm" svg:y2="9.494cm" draw:start-shape="id46" draw:start-glue-point="6" draw:end-shape="id47" draw:end-glue-point="4" svg:d="m14550 9063v4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5T23:57:42.73</dc:date>
    <dc:creator>Huan Kaktus</dc:creator>
    <meta:editing-duration>P1DT8H55S</meta:editing-duration>
    <meta:editing-cycles>47</meta:editing-cycles>
    <meta:generator>OpenOffice.org/3.4.1$Win32 OpenOffice.org_project/341m1$Build-9593</meta:generator>
    <meta:document-statistic meta:object-count="128"/>
  </office:meta>
</office:document-meta>
</file>